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/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table:number-columns-repeated="2"/>
          <table:table-cell table:style-name="ce15" table:formula="of:=SUM([.B3:.F3])" office:value-type="float" office:value="24200" calcext:value-type="float">
            <text:p>242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];[.D26];[.E26];[.F26])" office:value-type="float" office:value="689.130434782609" calcext:value-type="float">
            <text:p>689.1304347826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051.63043478261" calcext:value-type="float">
            <text:p>1051.6304347826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6:.F26])" office:value-type="float" office:value="339.130434782609" calcext:value-type="float">
            <text:p>339.130434782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051.63043478261" calcext:value-type="float">
            <text:p>1051.6304347826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051.63043478261" calcext:value-type="float">
            <text:p>1051.6304347826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051.63043478261" calcext:value-type="float">
            <text:p>1051.6304347826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3"/>
          <table:table-cell table:formula="of:=SUM([.C26:.F26])" office:value-type="float" office:value="701.630434782609" calcext:value-type="float">
            <text:p>701.6304347826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051.63043478261" calcext:value-type="float">
            <text:p>1051.630434782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051.63043478261" calcext:value-type="float">
            <text:p>1051.630434782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D26];[.E26];[.F26])" office:value-type="float" office:value="689.130434782609" calcext:value-type="float">
            <text:p>689.1304347826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:.F26])" office:value-type="float" office:value="701.630434782609" calcext:value-type="float">
            <text:p>701.6304347826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E26])" office:value-type="float" office:value="1051.63043478261" calcext:value-type="float">
            <text:p>1051.6304347826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051.63043478261" calcext:value-type="float">
            <text:p>1051.6304347826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051.63043478261" calcext:value-type="float">
            <text:p>1051.6304347826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051.63043478261" calcext:value-type="float">
            <text:p>1051.6304347826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26:.F26])" office:value-type="float" office:value="1051.63043478261" calcext:value-type="float">
            <text:p>1051.6304347826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051.63043478261" calcext:value-type="float">
            <text:p>1051.6304347826</text:p>
          </table:table-cell>
          <table:table-cell office:value-type="string" calcext:value-type="string">
            <text:p>Ani G</text:p>
          </table:table-cell>
          <table:table-cell table:style-name="ce21"/>
          <table:table-cell office:value-type="float" office:value="15000" calcext:value-type="float">
            <text:p>15000</text:p>
          </table:table-cell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2" office:value-type="float" office:value="0" calcext:value-type="float">
            <text:p>0</text:p>
          </table:table-cell>
          <table:table-cell table:formula="of:=[.F3]/21" office:value-type="float" office:value="0" calcext:value-type="float">
            <text:p>0</text:p>
          </table:table-cell>
          <table:table-cell/>
          <table:table-cell table:formula="of:=SUM([.B26:.F26])" office:value-type="float" office:value="1051.63043478261" calcext:value-type="float">
            <text:p>1051.6304347826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30000" calcext:value-type="float">
            <text:p>30000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051.63043478261" calcext:value-type="float">
            <text:p>1051.6304347826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])" office:value-type="float" office:value="362.5" calcext:value-type="float">
            <text:p>362.5</text:p>
          </table:table-cell>
          <table:table-cell office:value-type="string" calcext:value-type="string">
            <text:p>Arus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15" table:formula="of:=SUM([.H4:.H28])" office:value-type="float" office:value="21360.8695652174" calcext:value-type="float">
            <text:p>21360.8695652174</text:p>
          </table:table-cell>
          <table:table-cell table:style-name="ce29"/>
          <table:table-cell table:style-name="ce15" table:formula="of:=SUM([.J3:.J28])" office:value-type="float" office:value="54500" calcext:value-type="float">
            <text:p>54500</text:p>
          </table:table-cell>
          <table:table-cell table:style-name="ce15" table:formula="of:=SUM([.K24:.K26])" office:value-type="float" office:value="50000" calcext:value-type="float">
            <text:p>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0:59:28.931932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02T11:05:55.398401566</dc:date>
    <meta:editing-duration>P10DT15H54M15S</meta:editing-duration>
    <meta:editing-cycles>3305</meta:editing-cycles>
    <meta:generator>LibreOffice/4.2.8.2$Linux_X86_64 LibreOffice_project/420m0$Build-2</meta:generator>
    <meta:document-statistic meta:table-count="20" meta:cell-count="9119" meta:object-count="0"/>
  </office:meta>
</office:document-meta>
</file>